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6ddce" officeooo:paragraph-rsid="0016d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€€€€€€€€€€€€€€€€€€€€€€€€€€€€€€€€€€€€€€€€€€€€€€€€€€€€€€€€€€€€€€€€€€€€€€€€€€€€€€€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00:44.373061041</meta:creation-date>
    <dc:date>2024-04-04T01:31:26.039929894</dc:date>
    <meta:editing-duration>PT4M3S</meta:editing-duration>
    <meta:editing-cycles>5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1" meta:word-count="1" meta:character-count="80" meta:non-whitespace-character-count="80"/>
  </office:meta>
</office:document-meta>
</file>